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5-09-02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5-08-04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5-07-07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5-03-03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5-02-04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5-01-07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12-03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11-04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10-07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08-06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06-04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03-04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02-05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4-01-03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12-04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11-01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09-05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08-01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07-0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06-05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04-04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3-01-04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12-01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11-01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10-0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9-01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8-01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7-05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6-01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5-02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4-0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3-01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2-01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2-01-04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12-01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11-01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10-04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9-01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8-02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6-01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5-03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4-06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3-01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2-01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1-01-04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12-01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11-03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10-07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9-01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8-04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7-07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6-02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5-11 1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4-13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